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Arial, sans-serif"/>
    <style:font-face style:name="Segoe Sans Edge Text" svg:font-family="'Segoe Sans Edge Text', Roboto,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paragraph-properties fo:margin-left="0cm" fo:margin-right="0cm" style:line-height-at-least="0.741cm" fo:orphans="2" fo:widows="2" fo:text-indent="0cm" style:auto-text-indent="false"/>
    </style:style>
    <style:style style:name="P3" style:family="paragraph" style:parent-style-name="Standard">
      <style:text-properties fo:color="#000000" style:font-name="Segoe UI" fo:font-size="14pt" style:text-underline-style="none" fo:font-weight="normal" style:font-name-asian="Segoe UI" style:font-size-asian="14pt" style:font-weight-asian="normal" style:font-name-complex="Segoe UI" style:font-size-complex="14pt" style:font-weight-complex="normal"/>
    </style:style>
    <style:style style:name="P4" style:family="paragraph" style:parent-style-name="Standard">
      <style:text-properties fo:font-variant="normal" fo:text-transform="none" fo:color="#000000" style:font-name="Segoe UI" fo:font-size="14pt" fo:letter-spacing="normal" fo:font-style="normal" style:text-underline-style="none" fo:font-weight="normal" style:font-name-asian="Segoe UI" style:font-size-asian="14pt" style:font-weight-asian="normal" style:font-name-complex="Segoe UI" style:font-size-complex="14pt" style:font-weight-complex="normal"/>
    </style:style>
    <style:style style:name="T1" style:family="text">
      <style:text-properties fo:color="#000000" style:font-name="Segoe UI" fo:font-size="9pt" fo:font-weight="normal" style:font-name-asian="Segoe UI" style:font-size-asian="9pt" style:font-weight-asian="normal" style:font-name-complex="Segoe UI" style:font-size-complex="9pt" style:font-weight-complex="normal"/>
    </style:style>
    <style:style style:name="T2" style:family="text">
      <style:text-properties fo:color="#000000" style:font-name="Segoe UI" fo:font-size="9pt" style:text-underline-style="none" fo:font-weight="normal" style:font-name-asian="Segoe UI" style:font-size-asian="9pt" style:font-weight-asian="normal" style:font-name-complex="Segoe UI" style:font-size-complex="9pt" style:font-weight-complex="normal"/>
    </style:style>
    <style:style style:name="T3" style:family="text">
      <style:text-properties fo:color="#000000" style:font-name="Segoe UI" fo:font-size="14pt" fo:font-weight="normal" style:font-name-asian="Segoe UI" style:font-size-asian="14pt" style:font-weight-asian="normal" style:font-name-complex="Segoe UI" style:font-size-complex="14pt" style:font-weight-complex="normal"/>
    </style:style>
    <style:style style:name="T4" style:family="text">
      <style:text-properties fo:color="#000000" style:font-name="Segoe UI" fo:font-size="14pt" style:text-underline-style="solid" style:text-underline-width="auto" style:text-underline-color="font-color" fo:font-weight="bold" style:font-name-asian="Segoe UI" style:font-size-asian="14pt" style:font-weight-asian="bold" style:font-name-complex="Segoe UI" style:font-size-complex="14pt" style:font-weight-complex="bold"/>
    </style:style>
    <style:style style:name="T5" style:family="text">
      <style:text-properties fo:color="#000000" style:font-name="Segoe UI" fo:font-size="14pt" style:text-underline-style="none" fo:font-weight="normal" style:font-name-asian="Segoe UI" style:font-size-asian="14pt" style:font-weight-asian="normal" style:font-name-complex="Segoe UI" style:font-size-complex="14pt" style:font-weight-complex="normal"/>
    </style:style>
    <style:style style:name="T6" style:family="text">
      <style:text-properties fo:font-variant="normal" fo:text-transform="none" fo:color="#001d35" style:font-name="Google Sans" fo:font-size="12pt" fo:letter-spacing="normal" fo:font-style="normal" style:text-underline-style="none" fo:font-weight="normal" style:font-name-asian="Segoe UI" style:font-size-asian="14pt" style:font-weight-asian="normal" style:font-name-complex="Segoe UI" style:font-size-complex="14pt" style:font-weight-complex="normal"/>
    </style:style>
    <style:style style:name="T7" style:family="text">
      <style:text-properties fo:font-variant="normal" fo:text-transform="none" style:text-line-through-style="none" style:font-name="Segoe Sans Edge Text" fo:font-size="13.5pt" fo:letter-spacing="normal" fo:font-style="normal" style:text-underline-style="none" fo:font-weight="normal" style:text-blinking="false"/>
    </style:style>
    <style:style style:name="T8" style:family="text">
      <style:text-properties fo:font-variant="normal" fo:text-transform="none" style:text-line-through-style="none" style:font-name="Segoe Sans Edge Text" fo:font-size="13.5pt" fo:letter-spacing="normal" fo:font-style="normal" style:text-underline-style="none" fo:font-weight="bold"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brews <text:s text:c="2"/>21/10/25</text:p>
      <text:p text:style-name="P1"/>
      <text:p text:style-name="P1">This is what I think it means!!! </text:p>
      <text:p text:style-name="P1"/>
      <text:p text:style-name="P1"><text:span text:style-name="T1">Lu 10:26</text:span><text:span text:style-name="T3"> <text:s/>He said unto him, What is written in the law? </text:span><text:span text:style-name="T4">how</text:span><text:span text:style-name="T5"> </text:span><text:span text:style-name="T4">readest</text:span><text:span text:style-name="T5"> </text:span><text:span text:style-name="T4">thou</text:span><text:span text:style-name="T5">?</text:span></text:p>
      <text:p text:style-name="P3"/>
      <text:p text:style-name="P1"><text:span text:style-name="T6">Peter in 1 Peter 2[:9] says, "You are a royal priesthood and a priestly kingdom," and Revelation [5:10], "Through your blood you have made us into priests and kings."</text:span><text:span text:style-name="T5"> </text:span></text:p>
      <text:p text:style-name="P3"/>
      <text:p text:style-name="P4">Old English "prēost</text:p>
      <text:p text:style-name="P2"><text:a xlink:type="simple" xlink:href="https://www.bing.com/ck/a?!&amp;&amp;p=285d6b1cb2b3f67a4f286b87d3d4191d4cc27795d151fccb08d7c5387f383c4dJmltdHM9MTc2MTAwNDgwMA&amp;ptn=3&amp;ver=2&amp;hsh=4&amp;fclid=398134f1-c583-6bb3-22b2-211cc4bb6a7c&amp;u=a1aHR0cHM6Ly93d3cuZXR5bW9ubGluZS5jb20vd29yZC9wcmllc3Q&amp;ntb=1" office:target-frame-name="_blank" xlink:show="new" text:style-name="Internet_20_link" text:visited-style-name="Visited_20_Internet_20_Link"><text:span text:style-name="T7">The </text:span></text:a><text:a xlink:type="simple" xlink:href="https://www.bing.com/ck/a?!&amp;&amp;p=285d6b1cb2b3f67a4f286b87d3d4191d4cc27795d151fccb08d7c5387f383c4dJmltdHM9MTc2MTAwNDgwMA&amp;ptn=3&amp;ver=2&amp;hsh=4&amp;fclid=398134f1-c583-6bb3-22b2-211cc4bb6a7c&amp;u=a1aHR0cHM6Ly93d3cuZXR5bW9ubGluZS5jb20vd29yZC9wcmllc3Q&amp;ntb=1" office:target-frame-name="_blank" xlink:show="new" text:style-name="Internet_20_link" text:visited-style-name="Visited_20_Internet_20_Link"><text:span text:style-name="Strong_20_Emphasis"><text:span text:style-name="T8">root of the word "priest"</text:span></text:span></text:a><text:a xlink:type="simple" xlink:href="https://www.bing.com/ck/a?!&amp;&amp;p=285d6b1cb2b3f67a4f286b87d3d4191d4cc27795d151fccb08d7c5387f383c4dJmltdHM9MTc2MTAwNDgwMA&amp;ptn=3&amp;ver=2&amp;hsh=4&amp;fclid=398134f1-c583-6bb3-22b2-211cc4bb6a7c&amp;u=a1aHR0cHM6Ly93d3cuZXR5bW9ubGluZS5jb20vd29yZC9wcmllc3Q&amp;ntb=1" office:target-frame-name="_blank" xlink:show="new" text:style-name="Internet_20_link" text:visited-style-name="Visited_20_Internet_20_Link"><text:span text:style-name="T7"> can be traced back to the </text:span></text:a><text:a xlink:type="simple" xlink:href="https://www.bing.com/ck/a?!&amp;&amp;p=285d6b1cb2b3f67a4f286b87d3d4191d4cc27795d151fccb08d7c5387f383c4dJmltdHM9MTc2MTAwNDgwMA&amp;ptn=3&amp;ver=2&amp;hsh=4&amp;fclid=398134f1-c583-6bb3-22b2-211cc4bb6a7c&amp;u=a1aHR0cHM6Ly93d3cuZXR5bW9ubGluZS5jb20vd29yZC9wcmllc3Q&amp;ntb=1" office:target-frame-name="_blank" xlink:show="new" text:style-name="Internet_20_link" text:visited-style-name="Visited_20_Internet_20_Link"><text:span text:style-name="Strong_20_Emphasis"><text:span text:style-name="T8">Old English "prēost,"</text:span></text:span></text:a><text:a xlink:type="simple" xlink:href="https://www.bing.com/ck/a?!&amp;&amp;p=285d6b1cb2b3f67a4f286b87d3d4191d4cc27795d151fccb08d7c5387f383c4dJmltdHM9MTc2MTAwNDgwMA&amp;ptn=3&amp;ver=2&amp;hsh=4&amp;fclid=398134f1-c583-6bb3-22b2-211cc4bb6a7c&amp;u=a1aHR0cHM6Ly93d3cuZXR5bW9ubGluZS5jb20vd29yZC9wcmllc3Q&amp;ntb=1" office:target-frame-name="_blank" xlink:show="new" text:style-name="Internet_20_link" text:visited-style-name="Visited_20_Internet_20_Link"><text:span text:style-name="T7"> which is derived from the </text:span></text:a><text:a xlink:type="simple" xlink:href="https://www.bing.com/ck/a?!&amp;&amp;p=285d6b1cb2b3f67a4f286b87d3d4191d4cc27795d151fccb08d7c5387f383c4dJmltdHM9MTc2MTAwNDgwMA&amp;ptn=3&amp;ver=2&amp;hsh=4&amp;fclid=398134f1-c583-6bb3-22b2-211cc4bb6a7c&amp;u=a1aHR0cHM6Ly93d3cuZXR5bW9ubGluZS5jb20vd29yZC9wcmllc3Q&amp;ntb=1" office:target-frame-name="_blank" xlink:show="new" text:style-name="Internet_20_link" text:visited-style-name="Visited_20_Internet_20_Link"><text:span text:style-name="Strong_20_Emphasis"><text:span text:style-name="T8">Late Latin "presbyter,"</text:span></text:span></text:a><text:a xlink:type="simple" xlink:href="https://www.bing.com/ck/a?!&amp;&amp;p=285d6b1cb2b3f67a4f286b87d3d4191d4cc27795d151fccb08d7c5387f383c4dJmltdHM9MTc2MTAwNDgwMA&amp;ptn=3&amp;ver=2&amp;hsh=4&amp;fclid=398134f1-c583-6bb3-22b2-211cc4bb6a7c&amp;u=a1aHR0cHM6Ly93d3cuZXR5bW9ubGluZS5jb20vd29yZC9wcmllc3Q&amp;ntb=1" office:target-frame-name="_blank" xlink:show="new" text:style-name="Internet_20_link" text:visited-style-name="Visited_20_Internet_20_Link"><text:span text:style-name="T7"> and ultimately from the </text:span></text:a><text:a xlink:type="simple" xlink:href="https://www.bing.com/ck/a?!&amp;&amp;p=285d6b1cb2b3f67a4f286b87d3d4191d4cc27795d151fccb08d7c5387f383c4dJmltdHM9MTc2MTAwNDgwMA&amp;ptn=3&amp;ver=2&amp;hsh=4&amp;fclid=398134f1-c583-6bb3-22b2-211cc4bb6a7c&amp;u=a1aHR0cHM6Ly93d3cuZXR5bW9ubGluZS5jb20vd29yZC9wcmllc3Q&amp;ntb=1" office:target-frame-name="_blank" xlink:show="new" text:style-name="Internet_20_link" text:visited-style-name="Visited_20_Internet_20_Link"><text:span text:style-name="Strong_20_Emphasis"><text:span text:style-name="T8">Ancient Greek "presbúteros"</text:span></text:span></text:a><text:a xlink:type="simple" xlink:href="https://www.bing.com/ck/a?!&amp;&amp;p=285d6b1cb2b3f67a4f286b87d3d4191d4cc27795d151fccb08d7c5387f383c4dJmltdHM9MTc2MTAwNDgwMA&amp;ptn=3&amp;ver=2&amp;hsh=4&amp;fclid=398134f1-c583-6bb3-22b2-211cc4bb6a7c&amp;u=a1aHR0cHM6Ly93d3cuZXR5bW9ubGluZS5jb20vd29yZC9wcmllc3Q&amp;ntb=1" office:target-frame-name="_blank" xlink:show="new" text:style-name="Internet_20_link" text:visited-style-name="Visited_20_Internet_20_Link"><text:span text:style-name="T7"> (elder). This term has evolved through various languages, including Old French "prestre" and Old High German "priast," before reaching English. The word "priest" has been used to refer to religious leaders in various contexts, including the Jewish and Christian traditions, where it signifies someone authorized to perform sacred rituals and mediate between humans and deities.</text:span></text:a></text:p>
      <text:p text:style-name="P3"/>
      <text:p text:style-name="P1"><text:span text:style-name="T2">2Ti 2:15</text:span><text:span text:style-name="T5"> <text:s/>Study to shew thyself approved unto God, a workman that needeth not to be ashamed, </text:span><text:span text:style-name="T4">rightly</text:span><text:span text:style-name="T5"> </text:span><text:span text:style-name="T4">dividing</text:span><text:span text:style-name="T5"> the word of truth.</text:span></text:p>
      <text:p text:style-name="P3"/>
      <text:p text:style-name="P3"/>
      <text:p text:style-name="P1"/>
      <text:p text:style-name="P1">14 <text:s/>Seeing then that we have a great high priest, that is passed into the heavens, Jesus the Son of God, let us hold fast [our] profession.</text:p>
      <text:p text:style-name="P1"/>
      <text:p text:style-name="P1"/>
      <text:p text:style-name="P1">15 <text:s/>For we have not an high priest which cannot be touched with the feeling of our infirmities; but was in all points tempted like as [we are, yet] without sin.</text:p>
      <text:p text:style-name="P1">16 <text:s/>Let us therefore come boldly unto the throne of grace, that we may obtain mercy, and find grace to help in time of need.</text:p>
      <text:p text:style-name="P1">1 ¶ <text:s/>For every high priest taken from among men is ordained for men in things [pertaining] to God, that he may offer both gifts and <text:soft-page-break/>sacrifices for sins:</text:p>
      <text:p text:style-name="P1">2 <text:s/>Who can have compassion on the ignorant, and on them that are out of the way; for that he himself also is compassed with infirmity.</text:p>
      <text:p text:style-name="P1">3 <text:s/>And by reason hereof he ought, as for the people, so also for himself, to offer for sins.</text:p>
      <text:p text:style-name="P1">4 <text:s/>And no man taketh this honour unto himself, but he that is called of God, as [was] Aaron.</text:p>
      <text:p text:style-name="P1">5 <text:s/>So also Christ glorified not himself to be made an high priest; but he that said unto him, Thou art my Son, to day have I begotten thee.</text:p>
      <text:p text:style-name="P1">6 <text:s/>As he saith also in another [place], Thou [art] a priest for ever after the order of Melchisedec.</text:p>
      <text:p text:style-name="P1">7 <text:s/>Who in the days of his flesh, when he had offered up prayers and supplications with strong crying and tears unto him that was able to save him from death, and was heard in that he feared;</text:p>
      <text:p text:style-name="P1">8 <text:s/>Though he were a Son, yet learned he obedience by the things which he suffered;</text:p>
      <text:p text:style-name="P1">9 <text:s/>And being made perfect, he became the author of eternal salvation unto all them that obey him;</text:p>
      <text:p text:style-name="P1">10 ¶ <text:s/>Called of God an high priest after the order of Melchisedec.</text:p>
      <text:p text:style-name="P1">11 <text:s/>Of whom we have many things to say, and hard to be uttered, seeing ye are dull of hearing.</text:p>
      <text:p text:style-name="P1">12 <text:s/>For when for the time ye ought to be teachers, ye have need that one teach you again which [be] the first principles of the oracles of God; and are become such as have need of milk, and not of strong meat.</text:p>
      <text:p text:style-name="P1">13 <text:s/>For every one that useth milk [is] unskilful in the word of righteousness: for he is a babe.</text:p>
      <text:p text:style-name="P1">14 <text:s/>But strong meat belongeth to them that are of full age, [even] those who by reason of use have their senses exercised to discern both good and evil.</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Arial, sans-serif"/>
    <style:font-face style:name="Segoe Sans Edge Text" svg:font-family="'Segoe Sans Edge Text', Roboto,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21T08:32:17.26</meta:creation-date>
    <dc:date>2025-10-21T09:41:14.96</dc:date>
    <meta:editing-duration>PT1H8M58S</meta:editing-duration>
    <meta:editing-cycles>2</meta:editing-cycles>
    <meta:generator>OpenOffice/4.1.15$Win32 OpenOffice.org_project/4115m2$Build-9813</meta:generator>
    <meta:document-statistic meta:table-count="0" meta:image-count="0" meta:object-count="0" meta:page-count="2" meta:paragraph-count="24" meta:word-count="584" meta:character-count="3113"/>
  </office:meta>
</office:document-meta>
</file>